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1C00000020D876C24E.gif"/>
  <manifest:file-entry manifest:media-type="image/gif" manifest:full-path="Pictures/1000020000000010000000104191C4BD.gif"/>
  <manifest:file-entry manifest:media-type="image/gif" manifest:full-path="Pictures/100002000000000A0000000A2DB17B76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Arial1" svg:font-family="Arial"/>
    <style:font-face style:name="Cambria" svg:font-family="Cambria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 style:data-style-name="N0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>
        <style:tab-stops>
          <style:tab-stop style:position="1.058cm"/>
        </style:tab-stops>
      </style:paragraph-properties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Level_20_2" style:list-style-name="L8"/>
    <style:style style:name="P5" style:family="paragraph" style:parent-style-name="Level_20_3" style:list-style-name="L2"/>
    <style:style style:name="P6" style:family="paragraph" style:parent-style-name="Level_20_3" style:list-style-name="L6"/>
    <style:style style:name="P7" style:family="paragraph" style:parent-style-name="Table_20_Contents" style:list-style-name="L5">
      <style:paragraph-properties fo:text-align="center" style:justify-single-word="false"/>
    </style:style>
    <style:style style:name="P8" style:family="paragraph" style:parent-style-name="Table_20_Contents" style:list-style-name="L5">
      <style:paragraph-properties fo:text-align="end" style:justify-single-word="false"/>
    </style:style>
    <style:style style:name="P9" style:family="paragraph" style:parent-style-name="Table_20_Contents" style:list-style-name="L12"/>
    <style:style style:name="P10" style:family="paragraph" style:parent-style-name="Standard" style:list-style-name="WW8Num1"/>
    <style:style style:name="P11" style:family="paragraph" style:parent-style-name="Standard" style:list-style-name="WW8Num1">
      <style:text-properties fo:language="en" fo:country="US"/>
    </style:style>
    <style:style style:name="P12" style:family="paragraph" style:parent-style-name="Standard" style:list-style-name="L3"/>
    <style:style style:name="P13" style:family="paragraph" style:parent-style-name="Standard" style:list-style-name="L5"/>
    <style:style style:name="P14" style:family="paragraph" style:parent-style-name="Standard" style:list-style-name="L6"/>
    <style:style style:name="P15" style:family="paragraph" style:parent-style-name="Standard" style:list-style-name="L7">
      <style:text-properties fo:language="ru" fo:country="RU"/>
    </style:style>
    <style:style style:name="P16" style:family="paragraph" style:parent-style-name="Standard" style:list-style-name="L11">
      <style:text-properties fo:language="ru" fo:country="RU"/>
    </style:style>
    <style:style style:name="P17" style:family="paragraph" style:parent-style-name="Standard" style:list-style-name="L13">
      <style:text-properties fo:language="ru" fo:country="RU"/>
    </style:style>
    <style:style style:name="P18" style:family="paragraph" style:parent-style-name="Standard" style:list-style-name="L8"/>
    <style:style style:name="P19" style:family="paragraph" style:parent-style-name="Level_20_1" style:list-style-name="L6"/>
    <style:style style:name="P20" style:family="paragraph" style:parent-style-name="Poem_20_Author" style:list-style-name="L6"/>
    <style:style style:name="P21" style:family="paragraph" style:parent-style-name="Poem" style:list-style-name="L6"/>
    <style:style style:name="P22" style:family="paragraph" style:parent-style-name="Text_20_body" style:list-style-name="L1"/>
    <style:style style:name="P23" style:family="paragraph" style:parent-style-name="Text_20_body" style:list-style-name="L2"/>
    <style:style style:name="P24" style:family="paragraph" style:parent-style-name="Frame_20_contents" style:list-style-name="L4"/>
    <style:style style:name="P25" style:family="paragraph" style:parent-style-name="Frame_20_contents" style:list-style-name="L4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underline-style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text-line-through-style="none"/>
    </style:style>
    <style:style style:name="T9" style:family="text">
      <style:text-properties fo:language="en" fo:country="US"/>
    </style:style>
    <style:style style:name="T10" style:family="text">
      <style:text-properties fo:language="ru" fo:country="RU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4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L5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image text:level="1" xlink:href="Pictures/1000020000000010000000104191C4BD.gif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image text:level="1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1">
      <text:list-level-style-image text:level="1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2000000000A0000000A2DB17B76.gif" xlink:type="simple" xlink:show="embed" xlink:actuate="onLoad">
        <style:list-level-properties text:list-level-position-and-space-mode="label-alignment" style:vertical-pos="middle" style:vertical-rel="line" fo:width="0.265cm" fo:height="0.265cm">
          <style:list-level-label-alignment text:label-followed-by="listtab" text:list-tab-stop-position="6.985cm" fo:text-indent="-0.635cm" fo:margin-left="6.985cm"/>
        </style:list-level-properties>
      </text:list-level-style-image>
    </text:list-style>
    <text:list-style style:name="L1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image text:level="1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27cm" fo:text-indent="-0.635cm" fo:margin-left="1.27cm"/>
        </style:list-level-properties>
      </text:list-level-style-image>
      <text:list-level-style-image text:level="2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1.905cm" fo:text-indent="-0.635cm" fo:margin-left="1.905cm"/>
        </style:list-level-properties>
      </text:list-level-style-image>
      <text:list-level-style-image text:level="3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2.54cm" fo:text-indent="-0.635cm" fo:margin-left="2.54cm"/>
        </style:list-level-properties>
      </text:list-level-style-image>
      <text:list-level-style-image text:level="4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3.175cm" fo:text-indent="-0.635cm" fo:margin-left="3.175cm"/>
        </style:list-level-properties>
      </text:list-level-style-image>
      <text:list-level-style-image text:level="5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3.81cm" fo:text-indent="-0.635cm" fo:margin-left="3.81cm"/>
        </style:list-level-properties>
      </text:list-level-style-image>
      <text:list-level-style-image text:level="6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4.445cm" fo:text-indent="-0.635cm" fo:margin-left="4.445cm"/>
        </style:list-level-properties>
      </text:list-level-style-image>
      <text:list-level-style-image text:level="7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8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5.715cm" fo:text-indent="-0.635cm" fo:margin-left="5.715cm"/>
        </style:list-level-properties>
      </text:list-level-style-image>
      <text:list-level-style-image text:level="9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6.35cm" fo:text-indent="-0.635cm" fo:margin-left="6.35cm"/>
        </style:list-level-properties>
      </text:list-level-style-image>
      <text:list-level-style-image text:level="10" xlink:href="Pictures/100000000000001C00000020D876C24E.gif" xlink:type="simple" xlink:show="embed" xlink:actuate="onLoad">
        <style:list-level-properties text:list-level-position-and-space-mode="label-alignment" style:vertical-pos="middle" style:vertical-rel="line" fo:width="0.741cm" fo:height="0.847cm">
          <style:list-level-label-alignment text:label-followed-by="listtab" text:list-tab-stop-position="6.985cm" fo:text-indent="-0.635cm" fo:margin-left="6.985cm"/>
        </style:list-level-properties>
      </text:list-level-style-image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T"/>Тест конвертера ExportToFB21.</text:p>
      <text:p text:style-name="Book_20_Title">Часть 2</text:p>
      <text:p text:style-name="Annotation">Это — 2-я часть тестового документа.</text:p>
      <text:p text:style-name="Annotation">Она дает возможность проверить правильность конвертирования нумерованных и маркированных структур</text:p>
      <text:p text:style-name="P1">Демонстрация основных возможностей конвертера дана в тестовом файле ExportToFB21_Test-1.odt</text:p>
      <text:p text:style-name="Level_20_1">Часть 1. Нумерация и маркеры (Уровень 1)</text:p>
      <text:p text:style-name="Level_20_2"><text:bookmark text:name="bL41"/><text:span text:style-name="T3">Маркированная</text:span> структура (Уровень 2)</text:p>
      <text:list xml:id="list34456079" text:style-name="L1">
        <text:list-item>
          <text:p text:style-name="P22"><text:span text:style-name="T3">Первая</text:span> строка <text:span text:style-name="T1">маркированного</text:span> текста</text:p>
        </text:list-item>
        <text:list-item>
          <text:p text:style-name="P22"><text:span text:style-name="T3">Вторая</text:span> строка <text:span text:style-name="T1">маркированного</text:span> текста</text:p>
        </text:list-item>
      </text:list>
      <text:p text:style-name="Level_20_2">Структура с <text:span text:style-name="T1">многоступенчатой</text:span> <text:span text:style-name="T3">нумерацией</text:span><text:span text:style-name="T6"> (Уровень 2)</text:span></text:p>
      <text:list xml:id="list34458001" text:style-name="WW8Num1">
        <text:list-item>
          <text:p text:style-name="P11"><text:span text:style-name="T3">1-я </text:span>строка</text:p>
          <text:list>
            <text:list-item>
              <text:p text:style-name="P10">1-я <text:span text:style-name="T1">подстрока<text:tab/></text:span><text:span text:style-name="T7">1-й строки</text:span></text:p>
            </text:list-item>
            <text:list-item>
              <text:p text:style-name="P10">2-я <text:span text:style-name="T1">подстрока<text:tab/></text:span><text:span text:style-name="T7">1-й строки</text:span></text:p>
            </text:list-item>
            <text:list-item>
              <text:p text:style-name="P10">3-я <text:span text:style-name="T1">подстрока<text:tab/></text:span><text:span text:style-name="T7">1-й строки</text:span></text:p>
            </text:list-item>
          </text:list>
        </text:list-item>
        <text:list-item>
          <text:p text:style-name="P11"><text:span text:style-name="T3">2-я </text:span>строка</text:p>
        </text:list-item>
        <text:list-item>
          <text:p text:style-name="P11"><text:span text:style-name="T3">3-я </text:span>строка</text:p>
          <text:list>
            <text:list-item>
              <text:p text:style-name="P10">1-я <text:span text:style-name="T1">подстрока<text:tab/>3</text:span><text:span text:style-name="T7">-й строки</text:span></text:p>
            </text:list-item>
            <text:list-item>
              <text:p text:style-name="P10"/>
            </text:list-item>
          </text:list>
        </text:list-item>
      </text:list>
      <text:p text:style-name="Level_20_2"><text:span text:style-name="T3">Нумерованная</text:span> структура из 3-х элементов, 2-й элемент которой <text:s/>- Заголовок (Уровень 2)</text:p>
      <text:p text:style-name="Standard"/>
      <text:list xml:id="list34453455" text:style-name="L2">
        <text:list-item>
          <text:p text:style-name="P23"><text:span text:style-name="T4">Зачеркнутый</text:span><text:span text:style-name="T8"> в 1-й строке</text:span></text:p>
        </text:list-item>
        <text:list-item>
          <text:p text:style-name="P5"><text:span text:style-name="T3">Нумерованный</text:span> Заголовок (Уровень 3)</text:p>
        </text:list-item>
        <text:list-item>
          <text:p text:style-name="P23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xml:id="list34454771" text:style-name="L3">
        <text:list-item>
          <text:p text:style-name="P12">123 456</text:p>
        </text:list-item>
        <text:list-item>
          <text:p text:style-name="P12"><text:a xlink:type="simple" xlink:href="http://www.gribuser.ru/">789 101112</text:a></text:p>
        </text:list-item>
      </text:list>
      <text:p text:style-name="Level_20_2"><text:span text:style-name="T3">Нумерованная</text:span> структура в Текстовой Врезке <text:s/>(Уровень 2)</text:p>
      <text:p text:style-name="Standard"><draw:frame draw:style-name="fr1" draw:name="Врезка1" text:anchor-type="char" svg:x="0.169cm" svg:y="0.27cm" svg:width="10.105cm" draw:z-index="0">
     <draw:text-box fo:min-height="1.958cm">
      <text:list xml:id="list34451099" text:style-name="L4">
       <text:list-item>
        <text:p text:style-name="P25">1-я <text:span text:style-name="T1">строка</text:span></text:p>
       </text:list-item>
       <text:list-item>
        <text:p text:style-name="P24"><draw:frame draw:style-name="fr3" draw:name="Графический объект1" text:anchor-type="char" svg:width="0.423cm" svg:height="0.423cm" draw:z-index="1"><draw:image xlink:href="Pictures/1000020000000010000000104191C4BD.gif" xlink:type="simple" xlink:show="embed" xlink:actuate="onLoad"/>
         </draw:frame></text:p>
       </text:list-item>
       <text:list-item>
        <text:p text:style-name="P24">3-я строка</text:p>
       </text:list-item>
      </text:list>
     </draw:text-box>
    </draw:frame></text:p>
      <text:p text:style-name="Level_20_2"><text:span text:style-name="T3">Нумерованная</text:span> структура в Таблице <text:s/>(Уровень 2)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2"><text:span text:style-name="T2">Заголовок</text:span> 1:1</text:p>
            </table:table-cell>
            <table:table-cell table:style-name="Таблица1.B1" office:value-type="string">
              <text:p text:style-name="P2"><text:span text:style-name="T2">Заголовок</text:span> 1:2</text:p>
            </table:table-cell>
          </table:table-row>
        </table:table-header-rows>
        <table:table-row>
          <table:table-cell table:style-name="Таблица1.A2" office:value-type="string">
            <text:list xml:id="list34470366" text:style-name="L5">
              <text:list-item>
                <text:p text:style-name="P13">1 абзац</text:p>
              </text:list-item>
              <text:list-item>
                <text:p text:style-name="P7">2 абзац</text:p>
              </text:list-item>
              <text:list-item>
                <text:p text:style-name="P8">3 абзац</text:p>
              </text:list-item>
            </text:list>
          </table:table-cell>
          <table:table-cell table:style-name="Таблица1.B2" office:value-type="string">
            <text:p text:style-name="Table_20_Contents"/>
            <text:p text:style-name="P3">2 абзац</text:p>
          </table:table-cell>
        </table:table-row>
      </table:table>
      <text:p text:style-name="Standard"><text:soft-page-break/></text:p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xml:id="list34475287" text:style-name="L6">
        <text:list-item>
          <text:p text:style-name="P14"><text:span text:style-name="T4">Зачеркнутый</text:span><text:span text:style-name="T8"> в 1-й строке</text:span></text:p>
        </text:list-item>
        <text:list-item>
          <text:p text:style-name="P6"><text:span text:style-name="T3">Маркированный</text:span> Заголовок (Уровень 3)</text:p>
        </text:list-item>
        <text:list-item>
          <text:p text:style-name="P14"><text:a xlink:type="simple" xlink:href="http://www.gribuser.ru/"><text:span text:style-name="T5">Гиперссылка маркированная</text:span></text:a></text:p>
          <text:p text:style-name="P14">«Маркированные» и «Нумерованный» Авторы Цитат, Эпиграфов, Поэм</text:p>
          <text:p text:style-name="P21">Поэма</text:p>
        </text:list-item>
        <text:list-item>
          <text:p text:style-name="P20">Маркированный 1 Автор Поэмы</text:p>
        </text:list-item>
        <text:list-item>
          <text:p text:style-name="P20">Маркированный 2 Автор Поэмы</text:p>
          <text:p text:style-name="P19">Часть <text:span text:style-name="T9">2</text:span>. Маркеры-Картинки (Уровень 1)</text:p>
          <text:p text:style-name="P14">Конвертор позволяет экспортировать и маркеры-картинки:</text:p>
        </text:list-item>
      </text:list>
      <text:list xml:id="list34452307" text:style-name="L7">
        <text:list-item>
          <text:p text:style-name="P15">1-я строка с маркером-картинкой</text:p>
        </text:list-item>
        <text:list-item>
          <text:p text:style-name="P15">2-я строка с маркером-картинкой</text:p>
        </text:list-item>
      </text:list>
      <text:list xml:id="list34506168" text:continue-list="list34475287" text:style-name="L8">
        <text:list-header>
          <text:p text:style-name="P4">Маркеры-Картинки в Таблицах (Уровень 2)</text:p>
        </text:list-header>
      </text:list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list xml:id="list34496737" text:style-name="L12">
              <text:list-item>
                <text:p text:style-name="P9">1-<text:span text:style-name="T10">я строка</text:span></text:p>
              </text:list-item>
              <text:list-item>
                <text:p text:style-name="P9">2-<text:span text:style-name="T10">я строка</text:span></text:p>
              </text:list-item>
            </text:list>
          </table:table-cell>
          <table:table-cell table:style-name="Таблица2.B1" office:value-type="float" office:value="2">
            <text:p text:style-name="Table_20_Contents">2</text:p>
          </table:table-cell>
        </table:table-row>
        <table:table-row>
          <table:table-cell table:style-name="Таблица2.A2" office:value-type="float" office:value="3">
            <text:p text:style-name="Table_20_Contents">3</text:p>
          </table:table-cell>
          <table:table-cell table:style-name="Таблица2.B2" office:value-type="string">
            <text:list xml:id="list34490809" text:style-name="L13">
              <text:list-item>
                <text:p text:style-name="P17">1-я строка с маркером-картинкой</text:p>
              </text:list-item>
              <text:list-item>
                <text:p text:style-name="P17">2-я строка с маркером-картинкой</text:p>
              </text:list-item>
            </text:list>
          </table:table-cell>
        </table:table-row>
      </table:table>
      <text:list xml:id="list34498785" text:continue-list="list34506168" text:style-name="L8">
        <text:list-header>
          <text:p text:style-name="P4">Маркеры-Картинки в Текстовых Врезках (Уровень 2)</text:p>
        </text:list-header>
      </text:list>
      <text:p text:style-name="Standard"><draw:frame draw:style-name="fr2" draw:name="Врезка2" text:anchor-type="paragraph" svg:width="7.775cm" draw:z-index="2">
     <draw:text-box fo:min-height="2.417cm">
      <text:list xml:id="list34473451" text:style-name="L11">
       <text:list-item>
        <text:p text:style-name="P16">1-я строка с маркером-картинкой</text:p>
       </text:list-item>
       <text:list-item>
        <text:p text:style-name="P16">2-я строка с маркером-картинкой</text:p>
       </text:list-item>
      </text:list>
     </draw:text-box>
    </draw:frame></text:p>
      <text:p text:style-name="Standard"/>
      <text:p text:style-name="Standard"/>
      <text:p text:style-name="Standard"/>
      <text:p text:style-name="Standard"/>
      <text:list xml:id="list34475135" text:style-name="L8">
        <text:list-header>
          <text:p text:style-name="P18">И так далее...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Arial1" svg:font-family="Arial"/>
    <style:font-face style:name="Cambria" svg:font-family="Cambria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cm" fo:margin-bottom="0cm" fo:keep-together="auto" fo:orphans="2" fo:widows="2" fo:text-indent="0cm" style:auto-text-indent="false" style:page-number="auto" fo:background-color="transparent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 style:next-style-name="Standard">
      <style:paragraph-properties fo:margin-left="5.001cm" fo:margin-right="1cm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 style:next-style-name="Standard">
      <style:paragraph-properties fo:margin-left="6.001cm" fo:margin-right="0cm" fo:text-align="end" style:justify-single-word="false" fo:text-indent="0.711cm" style:auto-text-indent="false" style:shadow="none" style:vertical-align="auto"/>
      <style:text-properties fo:color="#0000ff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cm" fo:margin-bottom="0cm" fo:line-height="100%" fo:keep-together="always" fo:text-indent="0cm" style:auto-text-indent="false" style:page-number="auto" fo:background-color="transparent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Standard" style:master-page-name="">
      <style:paragraph-properties fo:margin-left="0cm" fo:margin-right="0cm" fo:margin-top="0cm" fo:margin-bottom="0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next-style-name="Standard">
      <style:paragraph-properties fo:margin-left="3cm" fo:margin-right="3cm" fo:text-align="justify" style:justify-single-word="false" fo:text-indent="0cm" style:auto-text-indent="false" fo:background-color="transparent">
        <style:background-image/>
      </style:paragraph-properties>
      <style:text-properties fo:color="#000080"/>
    </style:style>
    <style:style style:name="SubTitle" style:family="paragraph" style:next-style-name="Standard">
      <style:paragraph-properties fo:text-align="center" style:justify-single-word="false" fo:background-color="transparent">
        <style:background-image/>
      </style:paragraph-properties>
      <style:text-properties fo:color="#008000"/>
    </style:style>
    <style:style style:name="Poem_20_Title" style:display-name="Poem Title" style:family="paragraph" style:next-style-name="Standard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transparent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00808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800080" fo:font-size="11pt"/>
    </style:style>
    <style:style style:name="Epigraph_20_Author" style:display-name="Epigraph Author" style:family="paragraph" style:next-style-name="Standard" style:master-page-name="">
      <style:paragraph-properties fo:margin-left="6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Standard">
      <style:paragraph-properties fo:margin-left="0cm" fo:margin-right="0cm" fo:text-align="justify" style:justify-single-word="false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margin-left="0cm" fo:margin-right="0cm" fo:text-indent="1.3cm" style:auto-text-indent="false" fo:background-color="#94bd5e">
        <style:background-image/>
      </style:paragraph-properties>
      <style:text-properties fo:color="#0000ff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Cite_20_SubTitle" style:display-name="Cite SubTitle" style:family="paragraph" style:next-style-name="Standard">
      <style:paragraph-properties fo:text-align="center" style:justify-single-word="false"/>
      <style:text-properties fo:color="#008000"/>
    </style:style>
    <style:style style:name="Annotation_20_SubTitle" style:display-name="Annotation SubTitle" style:family="paragraph" style:next-style-name="Standard" style:master-page-name="">
      <style:paragraph-properties fo:text-align="center" style:justify-single-word="false" style:page-number="auto" fo:background-color="transparent">
        <style:background-image/>
      </style:paragraph-properties>
      <style:text-properties fo:color="#008000"/>
    </style:style>
    <style:style style:name="_23_Book_20_Date" style:display-name="#Book Dat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</style:style>
    <style:style style:name="_23_PaperBook" style:display-name="#PaperBook" style:family="paragraph" style:next-style-name="Standard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fo:background-color="#ffcc99">
        <style:background-image/>
      </style:paragraph-properties>
    </style:style>
    <style:style style:name="_23_Genre" style:display-name="#Genre" style:family="paragraph" style:next-style-name="Standard">
      <style:paragraph-properties fo:text-align="end" style:justify-single-word="false" fo:background-color="#33cc66">
        <style:background-image/>
      </style:paragraph-properties>
    </style:style>
    <style:style style:name="_23_Lang" style:display-name="#Lang" style:family="paragraph" style:next-style-name="Standard">
      <style:paragraph-properties fo:margin-left="0cm" fo:margin-right="0cm" fo:text-align="justify" style:justify-single-word="false" fo:text-indent="1.3cm" style:auto-text-indent="false" fo:background-color="#e6e6e6">
        <style:background-image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Custom_20_Info_20_Type" style:display-name="#Custom Info Type" style:family="text">
      <style:text-properties fo:color="#280099"/>
    </style:style>
    <style:style style:name="_23_Custom_20_Info_20_Value" style:display-name="#Custom Info Value" style:family="text">
      <style:text-properties fo:color="#0047ff"/>
    </style:style>
    <style:style style:name="code" style:family="text">
      <style:text-properties style:font-relief="emboss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23_Book_20_Date_20_Text" style:display-name="#Book Date Text" style:family="text">
      <style:text-properties fo:color="#280099"/>
    </style:style>
    <style:style style:name="_23_Book_20_Date_20_Value" style:display-name="#Book Date Value" style:family="text">
      <style:text-properties fo:color="#0047ff"/>
    </style:style>
    <style:style style:name="_23_PaperBook_20_Name" style:display-name="#PaperBook Name" style:family="text">
      <style:text-properties fo:color="#800080"/>
    </style:style>
    <style:style style:name="_23_PaperBook_20_Publisher" style:display-name="#PaperBook Publisher" style:family="text">
      <style:text-properties fo:color="#944794"/>
    </style:style>
    <style:style style:name="_23_PaperBook_20_City" style:display-name="#PaperBook City" style:family="text">
      <style:text-properties fo:color="#0000ff"/>
    </style:style>
    <style:style style:name="_23_PaperBook_20_ISBN" style:display-name="#PaperBook ISBN" style:family="text">
      <style:text-properties fo:color="#000080"/>
    </style:style>
    <style:style style:name="_23_PaperBook_20_Year" style:display-name="#PaperBook Year" style:family="text">
      <style:text-properties fo:color="#008000"/>
    </style:style>
    <style:style style:name="_23_Genre_20_Name" style:display-name="#Genre Name" style:family="text">
      <style:text-properties fo:color="#0000ff"/>
    </style:style>
    <style:style style:name="_23_Genre_20_Match" style:display-name="#Genre Match" style:family="text">
      <style:text-properties fo:color="#4c1900"/>
    </style:style>
    <style:style style:name="_23_Lang_20_Book" style:display-name="#Lang Book" style:family="text">
      <style:text-properties fo:color="#800080"/>
    </style:style>
    <style:style style:name="_23_Lang_20_Original" style:display-name="#Lang Original" style:family="text">
      <style:text-properties fo:color="#5e11a6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7-11-28T09:36:06</meta:creation-date>
    <dc:date>2008-11-14T14:40:46.43</dc:date>
    <meta:editing-cycles>361</meta:editing-cycles>
    <meta:editing-duration>PT47H32M19S</meta:editing-duration>
    <meta:document-statistic meta:table-count="2" meta:image-count="1" meta:object-count="0" meta:page-count="2" meta:paragraph-count="57" meta:word-count="268" meta:character-count="1748"/>
    <meta:user-defined meta:name="Info 1"/>
    <meta:user-defined meta:name="Info 2"/>
    <meta:user-defined meta:name="Info 3"/>
    <meta:user-defined meta:name="Info 4"/>
    <meta:template xlink:type="simple" xlink:actuate="onRequest" xlink:title="" xlink:href="/C:/Documents%20and%20Settings/VadimK/Application%20Data/OpenOffice.org/3/user/template/fb21_styles.ott"/>
  </office:meta>
</office:document-meta>
</file>